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Pérouze est un ancien organiste qui rêve de retrouver son petit-fils Boris ou du moins le voir une fois avant sa mort. Il demande alors à Edouard d'aller le chercher en Suisse. Il accepte et lors de son retour avec le jeune homme, La Pérouze est déçu qu'il ne lui apporte pas beaucoup d'atten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2S</meta:editing-duration>
    <meta:editing-cycles>3</meta:editing-cycles>
    <meta:generator>OpenOffice/4.1.1$Win32 OpenOffice.org_project/411m6$Build-9775</meta:generator>
    <dc:date>2017-03-19T19:42:52.26</dc:date>
    <meta:document-statistic meta:table-count="0" meta:image-count="0" meta:object-count="0" meta:page-count="1" meta:paragraph-count="1" meta:word-count="55" meta:character-count="300"/>
    <dc:creator>Romaric DUVERGER</dc:creator>
    <meta:user-defined meta:name="Info 1"/>
    <meta:user-defined meta:name="Info 2"/>
    <meta:user-defined meta:name="Info 3"/>
    <meta:user-defined meta:name="Info 4"/>
  </office:meta>
</office:document-meta>
</file>